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C000002E8E519686693733F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154in, 0.0882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x="-0.8791in" svg:y="1.4898in" svg:width="8.7465in" svg:height="6.1425in" draw:z-index="0" draw:transform="translate (-3.49409448818898in -4.56102362204724in) rotate (4.71238898038469) translate (3.49409448818898in 4.56102362204724in)"><draw:image xlink:href="Pictures/100000010000041C000002E8E519686693733F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2:16:21.463347771</meta:creation-date>
    <dc:date>2025-03-22T12:19:28.892836501</dc:date>
    <meta:editing-duration>PT3M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